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Default Results</text:p>
          </table:table-cell>
          <table:table-cell table:number-columns-repeated="10"/>
        </table:table-row>
        <table:table-row table:style-name="ro1"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3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3"/>
          <table:table-cell office:value-type="float" office:value="13.14">
            <text:p>13.14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1.53">
            <text:p>11.53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float" office:value="143.11">
            <text:p>143.11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3"/>
          <table:table-cell office:value-type="float" office:value="27.34">
            <text:p>27.34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3"/>
          <table:table-cell office:value-type="float" office:value="5.33">
            <text:p>5.33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float" office:value="43.9">
            <text:p>43.9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float" office:value="11.68">
            <text:p>11.68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3"/>
          <table:table-cell office:value-type="float" office:value="96.27">
            <text:p>96.27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C5:.C13])" office:value-type="float" office:value="1.62555555555556">
            <text:p>1.6255555556</text:p>
          </table:table-cell>
          <table:table-cell table:number-columns-repeated="2"/>
          <table:table-cell office:value-type="float" office:value="8.6">
            <text:p>8.6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C14:.C22])" office:value-type="float" office:value="4.03875">
            <text:p>4.0387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C23:.C31])" office:value-type="float" office:value="4.76875">
            <text:p>4.7687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C30:.C38])" office:value-type="float" office:value="2.23833333333333">
            <text:p>2.2383333333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2-12-04T12:26:44</dc:date>
    <dc:creator>Sebastian Kosch</dc:creator>
    <meta:editing-duration>PT3M39S</meta:editing-duration>
    <meta:editing-cycles>3</meta:editing-cycles>
    <meta:generator>LibreOffice/3.5$Linux_X86_64 LibreOffice_project/350m1$Build-2</meta:generator>
    <meta:document-statistic meta:table-count="3" meta:cell-count="386" meta:object-count="0"/>
  </office:meta>
</office:document-meta>
</file>